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0">
      <style:drawing-page-properties draw:fill="solid" draw:fill-color="#deeb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deeb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e2f0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4">
      <style:drawing-page-properties draw:fill="solid" draw:fill-color="#e2f0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2">
      <style:drawing-page-properties draw:fill="solid" draw:fill-color="#deeb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8">
      <style:graphic-properties draw:fill="none" draw:stroke="solid" svg:stroke-width="0.01389in" svg:stroke-color="#000000" svg:stroke-opacity="100%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deeb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6">
      <style:drawing-page-properties draw:fill="solid" draw:fill-color="#fff2c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draw:fill="none" draw:stroke="solid" svg:stroke-width="0.01389in" svg:stroke-color="#000000" svg:stroke-opacity="100%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solid" draw:fill-color="#deeb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5">
      <style:drawing-page-properties draw:fill="solid" draw:fill-color="#e2f0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draw:fill="none" draw:stroke="solid" svg:stroke-width="0.01389in" svg:stroke-color="#000000" svg:stroke-opacity="100%"/>
    </style:style>
    <style:style style:family="text" style:name="a132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2">
      <style:drawing-page-properties draw:fill="solid" draw:fill-color="#deeb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solid" draw:fill-color="#deeb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7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draw:fill="none" draw:stroke="solid" svg:stroke-width="0.01389in" svg:stroke-color="#000000" svg:stroke-opacity="100%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draw:fill="none" draw:stroke="solid" svg:stroke-width="0.01389in" svg:stroke-color="#000000" svg:stroke-opacity="100%"/>
    </style:style>
    <style:style style:family="graphic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solid" draw:fill-color="#fff2c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2c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solid" draw:fill-color="#e2f0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solid" draw:fill-color="#deeb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1">
      <style:graphic-properties draw:fill="none" draw:stroke="solid" svg:stroke-width="0.01389in" svg:stroke-color="#000000" svg:stroke-opacity="100%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solid" draw:fill-color="#fff2c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2c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0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5">
      <style:graphic-properties draw:fill="none" draw:stroke="solid" svg:stroke-width="0.01389in" svg:stroke-color="#000000" svg:stroke-opacity="100%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solid" draw:fill-color="#e2f0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draw:fill="none" draw:stroke="solid" svg:stroke-width="0.01389in" svg:stroke-color="#000000" svg:stroke-opacity="100%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2c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3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8">
      <style:drawing-page-properties draw:fill="solid" draw:fill-color="#deeb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8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8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8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8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8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e2f0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8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8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8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draw:fill="none" draw:stroke="solid" svg:stroke-width="0.01389in" svg:stroke-color="#000000" svg:stroke-opacity="100%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solid" draw:fill-color="#fff2c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79" draw:name="Title 1" svg:x="1.66667in" svg:y="1.22743in" svg:width="10in" svg:height="2.61111in" presentation:class="title" presentation:placeholder="false">
          <draw:text-box>
            <text:p text:style-name="a778" text:class-names="" text:cond-style-name=""><text:span text:style-name="a777" text:class-names="">PowerShell module<text:line-break/>M365Admin</text:span></text:p>
          </draw:text-box>
          <svg:title/>
          <svg:desc/>
        </draw:frame>
        <draw:frame draw:id="id70" presentation:style-name="a784" draw:name="Subtitle 2" svg:x="1.66667in" svg:y="3.93924in" svg:width="10in" svg:height="1.81076in" presentation:class="subtitle" presentation:placeholder="false">
          <draw:text-box>
            <text:p text:style-name="a783" text:class-names="" text:cond-style-name=""><text:span text:style-name="a780" text:class-names="">Connects to M365 services (workloads) and on-premises<text:s text:c="1"/></text:span><text:span text:style-name="a781" text:class-names="">Exchange mailbox management admin server (Exchange Management Shell)</text:span><text:span text:style-name="a782" text:class-names="">.</text:span></text:p>
          </draw:text-box>
          <svg:title/>
          <svg:desc/>
        </draw:frame>
      </draw:page>
      <draw:page draw:name="Slide2" draw:style-name="a785" draw:master-page-name="Master1-Layout2-obj-Title-and-Content" presentation:presentation-page-layout-name="Master1-PPL2" draw:id="Slide-257">
        <draw:frame draw:id="id71" presentation:style-name="a788" draw:name="Title 1" svg:x="0.91667in" svg:y="0.39931in" svg:width="11.5in" svg:height="1.44965in" presentation:class="title" presentation:placeholder="false">
          <draw:text-box>
            <text:p text:style-name="a787" text:class-names="" text:cond-style-name=""><text:span text:style-name="a786" text:class-names="">Connection methods – BasicAuth</text:span></text:p>
          </draw:text-box>
          <svg:title/>
          <svg:desc/>
        </draw:frame>
        <draw:frame draw:id="id72" presentation:style-name="a799" draw:name="Content Placeholder 2" svg:x="0.91667in" svg:y="1.99653in" svg:width="11.5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89" text:class-names="">The Basic authentication scheme is a widely used, industry-standard method for collecting<text:s text:c="1"/></text:span><text:span text:style-name="a790" text:class-names="">user name</text:span><text:span text:style-name="a791" text:class-names=""><text:s text:c="1"/>and password information. Basic authentication transmits<text:s text:c="1"/></text:span><text:span text:style-name="a792" text:class-names="">user names</text:span><text:span text:style-name="a793" text:class-names=""><text:s text:c="1"/>and passwords across the network in an unencrypted form. You can use SSL encryption in combination with Basic authentication to help secure user account information transmitted across the Internet or a corporate network.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For remote PowerShell connections, WinRM needs to allow Basic authentication. Client-side implementation of WinRM does not support OAuth.</text:span></text:p>
              </text:list-item>
            </text:list>
          </draw:text-box>
          <svg:title/>
          <svg:desc/>
        </draw:frame>
        <presentation:notes draw:style-name="a807">
          <draw:page-thumbnail draw:page-number="2" svg:x="0.75in" svg:y="1.25in" svg:width="6in" svg:height="3.375in" presentation:class="page" draw:id="id73" presentation:style-name="a800" draw:name="Slide Image Placeholder 1">
            <svg:title/>
            <svg:desc/>
          </draw:page-thumbnail>
          <draw:frame draw:id="id74" presentation:style-name="a803" draw:name="Notes Placeholder 2" svg:x="0.75in" svg:y="4.8125in" svg:width="6in" svg:height="3.9375in" presentation:class="notes" presentation:placeholder="false">
            <draw:text-box>
              <text:p text:style-name="a802" text:class-names="" text:cond-style-name=""><text:span text:style-name="a801" text:class-names="">https://learn.microsoft.com/en-us/iis/configuration/system.webserver/security/authentication/basicauthentication</text:span></text:p>
            </draw:text-box>
            <svg:title/>
            <svg:desc/>
          </draw:frame>
          <draw:frame draw:id="id75" draw:style-name="a806" draw:name="Slide Number Placeholder 3" svg:x="4.24826in" svg:y="9.49826in" svg:width="3.25in" svg:height="0.50174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08" draw:master-page-name="Master1-Layout2-obj-Title-and-Content" presentation:presentation-page-layout-name="Master1-PPL2" draw:id="Slide-258">
        <draw:frame draw:id="id76" presentation:style-name="a811" draw:name="Title 1" svg:x="0.91667in" svg:y="0.39931in" svg:width="11.5in" svg:height="1.44965in" presentation:class="title" presentation:placeholder="false">
          <draw:text-box>
            <text:p text:style-name="a810" text:class-names="" text:cond-style-name=""><text:span text:style-name="a809" text:class-names="">Connection methods – ModernAuth</text:span></text:p>
          </draw:text-box>
          <svg:title/>
          <svg:desc/>
        </draw:frame>
        <draw:frame draw:id="id77" presentation:style-name="a824" draw:name="Content Placeholder 2" svg:x="0.91667in" svg:y="1.99653in" svg:width="11.5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Modern authentication is an umbrella term for a combination of authentication and authorization methods between a client (for example, your laptop or your phone) and a server, as well as some security measures that rely on access policies that you may already be familiar with. It includes:</text:span></text:p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Authentication methods: Multifactor authentication (MFA); smart card authentication; client certificate-based authentication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Authorization methods: Microsoft's implementation of Open Authorization (OAuth)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Conditional access policies: Mobile Application Management (MAM) and Azure Active Directory (Azure AD) Conditional Acces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32">
          <draw:page-thumbnail draw:page-number="3" svg:x="0.75in" svg:y="1.25in" svg:width="6in" svg:height="3.375in" presentation:class="page" draw:id="id78" presentation:style-name="a825" draw:name="Slide Image Placeholder 1">
            <svg:title/>
            <svg:desc/>
          </draw:page-thumbnail>
          <draw:frame draw:id="id79" presentation:style-name="a828" draw:name="Notes Placeholder 2" svg:x="0.75in" svg:y="4.8125in" svg:width="6in" svg:height="3.9375in" presentation:class="notes" presentation:placeholder="false">
            <draw:text-box>
              <text:p text:style-name="a827" text:class-names="" text:cond-style-name=""><text:span text:style-name="a826" text:class-names="">https://learn.microsoft.com/en-us/microsoft-365/enterprise/hybrid-modern-auth-overview</text:span></text:p>
            </draw:text-box>
            <svg:title/>
            <svg:desc/>
          </draw:frame>
          <draw:frame draw:id="id80" draw:style-name="a831" draw:name="Slide Number Placeholder 3" svg:x="4.24826in" svg:y="9.49826in" svg:width="3.25in" svg:height="0.50174in">
            <draw:text-box>
              <text:p text:style-name="a830" text:class-names="" text:cond-style-name=""><text:span text:style-name="a8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33" draw:master-page-name="Master1-Layout2-obj-Title-and-Content" presentation:presentation-page-layout-name="Master1-PPL2" draw:id="Slide-259">
        <draw:frame draw:id="id81" presentation:style-name="a836" draw:name="Title 1" svg:x="0.91667in" svg:y="0.39931in" svg:width="11.5in" svg:height="1.44965in" presentation:class="title" presentation:placeholder="false">
          <draw:text-box>
            <text:p text:style-name="a835" text:class-names="" text:cond-style-name=""><text:span text:style-name="a834" text:class-names="">Connection methods – <text:line-break/>Certificate-Based Authentication</text:span></text:p>
          </draw:text-box>
          <svg:title/>
          <svg:desc/>
        </draw:frame>
        <draw:frame draw:id="id82" presentation:style-name="a840" draw:name="Content Placeholder 2" svg:x="0.91667in" svg:y="1.99653in" svg:width="11.5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Azure AD certificate-based authentication (CBA) enables customers to allow or require users to authenticate directly with X.509 certificates against their Azure Active Directory (Azure AD) for applications and browser sign-in. This feature enables customers to adopt a phishing resistant authentication and authenticate with an X.509 certificate against their Public Key Infrastructure (PKI).</text:span></text:p>
              </text:list-item>
            </text:list>
          </draw:text-box>
          <svg:title/>
          <svg:desc/>
        </draw:frame>
        <presentation:notes draw:style-name="a848">
          <draw:page-thumbnail draw:page-number="4" svg:x="0.75in" svg:y="1.25in" svg:width="6in" svg:height="3.375in" presentation:class="page" draw:id="id83" presentation:style-name="a841" draw:name="Slide Image Placeholder 1">
            <svg:title/>
            <svg:desc/>
          </draw:page-thumbnail>
          <draw:frame draw:id="id84" presentation:style-name="a844" draw:name="Notes Placeholder 2" svg:x="0.75in" svg:y="4.8125in" svg:width="6in" svg:height="3.9375in" presentation:class="notes" presentation:placeholder="false">
            <draw:text-box>
              <text:p text:style-name="a843" text:class-names="" text:cond-style-name=""><text:span text:style-name="a842" text:class-names="">https://learn.microsoft.com/en-us/azure/active-directory/authentication/concept-certificate-based-authentication</text:span></text:p>
            </draw:text-box>
            <svg:title/>
            <svg:desc/>
          </draw:frame>
          <draw:frame draw:id="id85" draw:style-name="a847" draw:name="Slide Number Placeholder 3" svg:x="4.24826in" svg:y="9.49826in" svg:width="3.25in" svg:height="0.50174in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49" draw:master-page-name="Master1-Layout2-obj-Title-and-Content" presentation:presentation-page-layout-name="Master1-PPL2" draw:id="Slide-260">
        <draw:frame draw:id="id86" presentation:style-name="a852" draw:name="Title 1" svg:x="0.91667in" svg:y="0.39931in" svg:width="11.5in" svg:height="1.44965in" presentation:class="title" presentation:placeholder="false">
          <draw:text-box>
            <text:p text:style-name="a851" text:class-names="" text:cond-style-name=""><text:span text:style-name="a850" text:class-names="">Connect to M365 services – Azure AD</text:span></text:p>
          </draw:text-box>
          <svg:title/>
          <svg:desc/>
        </draw:frame>
        <draw:frame draw:id="id87" presentation:style-name="a885" draw:name="Content Placeholder 2" svg:x="0.91667in" svg:y="1.99653in" svg:width="11.5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Azure ActiveDirectory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6" text:class-names="">Connect-AzAccount</text:span><text:span text:style-name="a857" text:class-names=""><text:s text:c="1"/>(Az.Accounts, Az.Resources)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BasicAuth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-Credent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p text:style-name="a867" text:class-names="" text:cond-style-name=""><text:span text:style-name="a866" text:class-names="">ModernAuth</text:span></text:p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p text:style-name="a870" text:class-names="" text:cond-style-name=""><text:span text:style-name="a869" text:class-names="">-Account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p text:style-name="a873" text:class-names="" text:cond-style-name=""><text:span text:style-name="a872" text:class-names="">Certificate-Based Authentication</text:span></text:p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list text:style-name="a877">
                          <text:list-item>
                            <text:p text:style-name="a876" text:class-names="" text:cond-style-name=""><text:span text:style-name="a875" text:class-names="">-Application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list text:style-name="a880">
                          <text:list-item>
                            <text:p text:style-name="a879" text:class-names="" text:cond-style-name=""><text:span text:style-name="a878" text:class-names="">-CertificateThumbpr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list text:style-name="a884">
                          <text:list-item>
                            <text:p text:style-name="a883" text:class-names="" text:cond-style-name=""><text:span text:style-name="a881" text:class-names="">-Tenant<text:s text:c="1"/></text:span><text:span text:style-name="a882" text:class-names="">- Due to limitations of the current API, you must use a tenant ID instead of a tenant name when connecting with a business-to-business (B2B) accoun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893">
          <draw:page-thumbnail draw:page-number="5" svg:x="0.75in" svg:y="1.25in" svg:width="6in" svg:height="3.375in" presentation:class="page" draw:id="id88" presentation:style-name="a886" draw:name="Slide Image Placeholder 1">
            <svg:title/>
            <svg:desc/>
          </draw:page-thumbnail>
          <draw:frame draw:id="id89" presentation:style-name="a889" draw:name="Notes Placeholder 2" svg:x="0.75in" svg:y="4.8125in" svg:width="6in" svg:height="3.9375in" presentation:class="notes" presentation:placeholder="false">
            <draw:text-box>
              <text:p text:style-name="a888" text:class-names="" text:cond-style-name=""><text:span text:style-name="a887" text:class-names="">https://learn.microsoft.com/en-us/powershell/module/az.accounts/connect-azaccount</text:span></text:p>
            </draw:text-box>
            <svg:title/>
            <svg:desc/>
          </draw:frame>
          <draw:frame draw:id="id90" draw:style-name="a892" draw:name="Slide Number Placeholder 3" svg:x="4.24826in" svg:y="9.49826in" svg:width="3.25in" svg:height="0.50174in">
            <draw:text-box>
              <text:p text:style-name="a891" text:class-names="" text:cond-style-name=""><text:span text:style-name="a8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94" draw:master-page-name="Master1-Layout2-obj-Title-and-Content" presentation:presentation-page-layout-name="Master1-PPL2" draw:id="Slide-261">
        <draw:frame draw:id="id91" presentation:style-name="a897" draw:name="Title 1" svg:x="0.91667in" svg:y="0.39931in" svg:width="11.5in" svg:height="1.44965in" presentation:class="title" presentation:placeholder="false">
          <draw:text-box>
            <text:p text:style-name="a896" text:class-names="" text:cond-style-name=""><text:span text:style-name="a895" text:class-names="">Connect to M365 services – Exchange Online</text:span></text:p>
          </draw:text-box>
          <svg:title/>
          <svg:desc/>
        </draw:frame>
        <draw:frame draw:id="id92" presentation:style-name="a930" draw:name="Content Placeholder 2" svg:x="0.91667in" svg:y="1.99653in" svg:width="11.5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Exchange Online</text:span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1" text:class-names="">Connect-ExchangeOnline</text:span><text:span text:style-name="a902" text:class-names=""><text:s text:c="1"/>(ExchangeOnlineManagement)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p text:style-name="a906" text:class-names="" text:cond-style-name=""><text:span text:style-name="a905" text:class-names="">BasicAuth</text:span></text:p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list text:style-name="a910">
                          <text:list-item>
                            <text:p text:style-name="a909" text:class-names="" text:cond-style-name=""><text:span text:style-name="a908" text:class-names="">-Credent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ModernAuth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-UserPrincipal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Certificate-Based Authentication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p text:style-name="a921" text:class-names="" text:cond-style-name=""><text:span text:style-name="a920" text:class-names="">-App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p text:style-name="a924" text:class-names="" text:cond-style-name=""><text:span text:style-name="a923" text:class-names="">-CertificateThumbpr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list text:style-name="a929">
                          <text:list-item>
                            <text:p text:style-name="a928" text:class-names="" text:cond-style-name=""><text:span text:style-name="a926" text:class-names="">-Organization<text:s text:c="1"/></text:span><text:span text:style-name="a927" text:class-names="">- You must use the primary .onmicrosoft.com domain of the organization for the value of this parame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938">
          <draw:page-thumbnail draw:page-number="6" svg:x="0.75in" svg:y="1.25in" svg:width="6in" svg:height="3.375in" presentation:class="page" draw:id="id93" presentation:style-name="a931" draw:name="Slide Image Placeholder 1">
            <svg:title/>
            <svg:desc/>
          </draw:page-thumbnail>
          <draw:frame draw:id="id94" presentation:style-name="a934" draw:name="Notes Placeholder 2" svg:x="0.75in" svg:y="4.8125in" svg:width="6in" svg:height="3.9375in" presentation:class="notes" presentation:placeholder="false">
            <draw:text-box>
              <text:p text:style-name="a933" text:class-names="" text:cond-style-name=""><text:span text:style-name="a932" text:class-names="">https://learn.microsoft.com/en-us/powershell/module/exchange/connect-exchangeonline</text:span></text:p>
            </draw:text-box>
            <svg:title/>
            <svg:desc/>
          </draw:frame>
          <draw:frame draw:id="id95" draw:style-name="a937" draw:name="Slide Number Placeholder 3" svg:x="4.24826in" svg:y="9.49826in" svg:width="3.25in" svg:height="0.50174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39" draw:master-page-name="Master1-Layout2-obj-Title-and-Content" presentation:presentation-page-layout-name="Master1-PPL2" draw:id="Slide-262">
        <draw:frame draw:id="id96" presentation:style-name="a942" draw:name="Title 1" svg:x="0.91667in" svg:y="0.39931in" svg:width="11.5in" svg:height="1.44965in" presentation:class="title" presentation:placeholder="false">
          <draw:text-box>
            <text:p text:style-name="a941" text:class-names="" text:cond-style-name=""><text:span text:style-name="a940" text:class-names="">Connect to M365 services – Exchange Server</text:span></text:p>
          </draw:text-box>
          <svg:title/>
          <svg:desc/>
        </draw:frame>
        <draw:frame draw:id="id97" presentation:style-name="a970" draw:name="Content Placeholder 2" svg:x="0.91667in" svg:y="1.99653in" svg:width="11.5in" svg:height="4.75868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Exchange Server</text:span></text:p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6" text:class-names="">New-PSSession</text:span><text:span text:style-name="a947" text:class-names="">/</text:span><text:span text:style-name="a948" text:class-names="">Import-PSSession</text:span><text:span text:style-name="a949" text:class-names=""><text:s text:c="1"/>(WinRM) (Exchange Management Shell)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list text:style-name="a954">
                      <text:list-item>
                        <text:p text:style-name="a953" text:class-names="" text:cond-style-name=""><text:span text:style-name="a952" text:class-names="">BasicAuth</text:span></text:p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list text:style-name="a957">
                          <text:list-item>
                            <text:p text:style-name="a956" text:class-names="" text:cond-style-name=""><text:span text:style-name="a955" text:class-names="">-Credent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p text:style-name="a959" text:class-names="" text:cond-style-name=""><text:span text:style-name="a958" text:class-names="">ModernAuth</text:span></text:p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p text:style-name="a962" text:class-names="" text:cond-style-name=""><text:span text:style-name="a961" text:class-names="">Not support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p text:style-name="a965" text:class-names="" text:cond-style-name=""><text:span text:style-name="a964" text:class-names="">Certificate-Based Authentication</text:span></text:p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p text:style-name="a968" text:class-names="" text:cond-style-name=""><text:span text:style-name="a967" text:class-names="">Not support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978">
          <draw:page-thumbnail draw:page-number="7" svg:x="0.75in" svg:y="1.25in" svg:width="6in" svg:height="3.375in" presentation:class="page" draw:id="id98" presentation:style-name="a971" draw:name="Slide Image Placeholder 1">
            <svg:title/>
            <svg:desc/>
          </draw:page-thumbnail>
          <draw:frame draw:id="id99" presentation:style-name="a974" draw:name="Notes Placeholder 2" svg:x="0.75in" svg:y="4.8125in" svg:width="6in" svg:height="3.9375in" presentation:class="notes" presentation:placeholder="false">
            <draw:text-box>
              <text:p text:style-name="a973" text:class-names="" text:cond-style-name=""><text:span text:style-name="a972" text:class-names="">https://learn.microsoft.com/en-us/powershell/exchange/exchange-management-shell</text:span></text:p>
            </draw:text-box>
            <svg:title/>
            <svg:desc/>
          </draw:frame>
          <draw:frame draw:id="id100" draw:style-name="a977" draw:name="Slide Number Placeholder 3" svg:x="4.24826in" svg:y="9.49826in" svg:width="3.25in" svg:height="0.50174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979" draw:master-page-name="Master1-Layout2-obj-Title-and-Content" presentation:presentation-page-layout-name="Master1-PPL2" draw:id="Slide-266">
        <draw:frame draw:id="id101" presentation:style-name="a982" draw:name="Title 1" svg:x="0.91667in" svg:y="0.39931in" svg:width="11.5in" svg:height="1.44965in" presentation:class="title" presentation:placeholder="false">
          <draw:text-box>
            <text:p text:style-name="a981" text:class-names="" text:cond-style-name=""><text:span text:style-name="a980" text:class-names="">Connect to M365 services - MgGraph</text:span></text:p>
          </draw:text-box>
          <svg:title/>
          <svg:desc/>
        </draw:frame>
        <draw:frame draw:id="id102" presentation:style-name="a1017" draw:name="Content Placeholder 2" svg:x="0.91667in" svg:y="1.99653in" svg:width="11.5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PowerShell SDK for Microsoft Graph</text:span></text:p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6" text:class-names="">Connect-MgGraph</text:span><text:span text:style-name="a987" text:class-names=""><text:s text:c="1"/>(Microsoft.Graph.Authentication)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p text:style-name="a991" text:class-names="" text:cond-style-name=""><text:span text:style-name="a990" text:class-names="">BasicAuth</text:span></text:p>
                      </text:list-item>
                    </text:list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list text:style-name="a995">
                      <text:list-item>
                        <text:list text:style-name="a995">
                          <text:list-item>
                            <text:p text:style-name="a994" text:class-names="" text:cond-style-name=""><text:span text:style-name="a993" text:class-names="">Not support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6" text:class-names="">ModernAuth</text:span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p text:style-name="a1000" text:class-names="" text:cond-style-name=""><text:span text:style-name="a999" text:class-names="">-AccountId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Certificate-Based Authentication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p text:style-name="a1006" text:class-names="" text:cond-style-name=""><text:span text:style-name="a1005" text:class-names="">-Client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p text:style-name="a1009" text:class-names="" text:cond-style-name=""><text:span text:style-name="a1008" text:class-names="">-CertificateThumbpr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p text:style-name="a1012" text:class-names="" text:cond-style-name=""><text:span text:style-name="a1011" text:class-names="">-Tenant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(Microsoft.Graph.Identity.DirectoryManagement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25">
          <draw:page-thumbnail draw:page-number="8" svg:x="0.75in" svg:y="1.25in" svg:width="6in" svg:height="3.375in" presentation:class="page" draw:id="id103" presentation:style-name="a1018" draw:name="Slide Image Placeholder 1">
            <svg:title/>
            <svg:desc/>
          </draw:page-thumbnail>
          <draw:frame draw:id="id104" presentation:style-name="a1021" draw:name="Notes Placeholder 2" svg:x="0.75in" svg:y="4.8125in" svg:width="6in" svg:height="3.9375in" presentation:class="notes" presentation:placeholder="false">
            <draw:text-box>
              <text:p text:style-name="a1020" text:class-names="" text:cond-style-name=""><text:span text:style-name="a1019" text:class-names="">https://learn.microsoft.com/en-us/powershell/microsoftgraph/authentication-commands</text:span></text:p>
            </draw:text-box>
            <svg:title/>
            <svg:desc/>
          </draw:frame>
          <draw:frame draw:id="id105" draw:style-name="a1024" draw:name="Slide Number Placeholder 3" svg:x="4.24826in" svg:y="9.49826in" svg:width="3.25in" svg:height="0.50174in">
            <draw:text-box>
              <text:p text:style-name="a1023" text:class-names="" text:cond-style-name=""><text:span text:style-name="a10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26" draw:master-page-name="Master1-Layout2-obj-Title-and-Content" presentation:presentation-page-layout-name="Master1-PPL2" draw:id="Slide-263">
        <draw:frame draw:id="id106" presentation:style-name="a1029" draw:name="Title 1" svg:x="0.91667in" svg:y="0.39931in" svg:width="11.5in" svg:height="1.44965in" presentation:class="title" presentation:placeholder="false">
          <draw:text-box>
            <text:p text:style-name="a1028" text:class-names="" text:cond-style-name=""><text:span text:style-name="a1027" text:class-names="">Connect to M365 services – SCC</text:span></text:p>
          </draw:text-box>
          <svg:title/>
          <svg:desc/>
        </draw:frame>
        <draw:frame draw:id="id107" presentation:style-name="a1062" draw:name="Content Placeholder 2" svg:x="0.91667in" svg:y="1.99653in" svg:width="11.5in" svg:height="4.75868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Security and Compliance Center</text:span></text:p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3" text:class-names="">Connect-IPPSSession</text:span><text:span text:style-name="a1034" text:class-names=""><text:s text:c="1"/>(ExchangeOnlineManagement)</text:span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BasicAuth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list text:style-name="a1042">
                          <text:list-item>
                            <text:p text:style-name="a1041" text:class-names="" text:cond-style-name=""><text:span text:style-name="a1040" text:class-names="">-Credent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p text:style-name="a1044" text:class-names="" text:cond-style-name=""><text:span text:style-name="a1043" text:class-names="">ModernAuth</text:span></text:p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list text:style-name="a1048">
                          <text:list-item>
                            <text:p text:style-name="a1047" text:class-names="" text:cond-style-name=""><text:span text:style-name="a1046" text:class-names="">-UserPrincipal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p text:style-name="a1050" text:class-names="" text:cond-style-name=""><text:span text:style-name="a1049" text:class-names="">Certificate-Based Authentication</text:span></text:p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list text:style-name="a1054">
                          <text:list-item>
                            <text:p text:style-name="a1053" text:class-names="" text:cond-style-name=""><text:span text:style-name="a1052" text:class-names="">-App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list text:style-name="a1057">
                      <text:list-item>
                        <text:list text:style-name="a1057">
                          <text:list-item>
                            <text:p text:style-name="a1056" text:class-names="" text:cond-style-name=""><text:span text:style-name="a1055" text:class-names="">-CertificateThumbpr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list text:style-name="a1061">
                          <text:list-item>
                            <text:p text:style-name="a1060" text:class-names="" text:cond-style-name=""><text:span text:style-name="a1058" text:class-names="">-Organization<text:s text:c="1"/></text:span><text:span text:style-name="a1059" text:class-names="">- You must use the primary .onmicrosoft.com domain of the organization for the value of this parame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070">
          <draw:page-thumbnail draw:page-number="9" svg:x="0.75in" svg:y="1.25in" svg:width="6in" svg:height="3.375in" presentation:class="page" draw:id="id108" presentation:style-name="a1063" draw:name="Slide Image Placeholder 1">
            <svg:title/>
            <svg:desc/>
          </draw:page-thumbnail>
          <draw:frame draw:id="id109" presentation:style-name="a1066" draw:name="Notes Placeholder 2" svg:x="0.75in" svg:y="4.8125in" svg:width="6in" svg:height="3.9375in" presentation:class="notes" presentation:placeholder="false">
            <draw:text-box>
              <text:p text:style-name="a1065" text:class-names="" text:cond-style-name=""><text:span text:style-name="a1064" text:class-names="">https://learn.microsoft.com/en-us/powershell/module/exchange/connect-ippssession</text:span></text:p>
            </draw:text-box>
            <svg:title/>
            <svg:desc/>
          </draw:frame>
          <draw:frame draw:id="id110" draw:style-name="a1069" draw:name="Slide Number Placeholder 3" svg:x="4.24826in" svg:y="9.49826in" svg:width="3.25in" svg:height="0.50174in">
            <draw:text-box>
              <text:p text:style-name="a1068" text:class-names="" text:cond-style-name=""><text:span text:style-name="a10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071" draw:master-page-name="Master1-Layout2-obj-Title-and-Content" presentation:presentation-page-layout-name="Master1-PPL2" draw:id="Slide-264">
        <draw:frame draw:id="id111" presentation:style-name="a1074" draw:name="Title 1" svg:x="0.91667in" svg:y="0.39931in" svg:width="11.5in" svg:height="1.44965in" presentation:class="title" presentation:placeholder="false">
          <draw:text-box>
            <text:p text:style-name="a1073" text:class-names="" text:cond-style-name=""><text:span text:style-name="a1072" text:class-names="">Connect to M365 services – SPO</text:span></text:p>
          </draw:text-box>
          <svg:title/>
          <svg:desc/>
        </draw:frame>
        <draw:frame draw:id="id112" presentation:style-name="a1100" draw:name="Content Placeholder 2" svg:x="0.91667in" svg:y="1.99653in" svg:width="11.5in" svg:height="4.75868in" presentation:class="outline" presentation:placeholder="false">
          <draw:text-box>
            <text:list text:style-name="a1077">
              <text:list-item>
                <text:p text:style-name="a1076" text:class-names="" text:cond-style-name=""><text:span text:style-name="a1075" text:class-names="">SharePoint Online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8" text:class-names="">Connect-SpoService</text:span><text:span text:style-name="a1079" text:class-names=""><text:s text:c="1"/>(Microsoft.Online.SharePoint.PowerShell)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p text:style-name="a1083" text:class-names="" text:cond-style-name=""><text:span text:style-name="a1082" text:class-names="">BasicAuth</text:span></text:p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p text:style-name="a1086" text:class-names="" text:cond-style-name=""><text:span text:style-name="a1085" text:class-names="">-Credent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ModernAuth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p text:style-name="a1092" text:class-names="" text:cond-style-name=""><text:span text:style-name="a1091" text:class-names="">If no credentials are presented, a dialog will prompt for the credentials. This is required if the account is using multi-factor authenticatio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>Certificate-Based Authentication</text:span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p text:style-name="a1098" text:class-names="" text:cond-style-name=""><text:span text:style-name="a1097" text:class-names="">Not support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108">
          <draw:page-thumbnail draw:page-number="10" svg:x="0.75in" svg:y="1.25in" svg:width="6in" svg:height="3.375in" presentation:class="page" draw:id="id113" presentation:style-name="a1101" draw:name="Slide Image Placeholder 1">
            <svg:title/>
            <svg:desc/>
          </draw:page-thumbnail>
          <draw:frame draw:id="id114" presentation:style-name="a1104" draw:name="Notes Placeholder 2" svg:x="0.75in" svg:y="4.8125in" svg:width="6in" svg:height="3.9375in" presentation:class="notes" presentation:placeholder="false">
            <draw:text-box>
              <text:p text:style-name="a1103" text:class-names="" text:cond-style-name=""><text:span text:style-name="a1102" text:class-names="">https://learn.microsoft.com/en-us/powershell/module/sharepoint-online/connect-sposervice</text:span></text:p>
            </draw:text-box>
            <svg:title/>
            <svg:desc/>
          </draw:frame>
          <draw:frame draw:id="id115" draw:style-name="a1107" draw:name="Slide Number Placeholder 3" svg:x="4.24826in" svg:y="9.49826in" svg:width="3.25in" svg:height="0.50174in">
            <draw:text-box>
              <text:p text:style-name="a1106" text:class-names="" text:cond-style-name=""><text:span text:style-name="a11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109" draw:master-page-name="Master1-Layout2-obj-Title-and-Content" presentation:presentation-page-layout-name="Master1-PPL2" draw:id="Slide-265">
        <draw:frame draw:id="id116" presentation:style-name="a1112" draw:name="Title 1" svg:x="0.91667in" svg:y="0.39931in" svg:width="11.5in" svg:height="1.44965in" presentation:class="title" presentation:placeholder="false">
          <draw:text-box>
            <text:p text:style-name="a1111" text:class-names="" text:cond-style-name=""><text:span text:style-name="a1110" text:class-names="">Connect to M365 services – Teams</text:span></text:p>
          </draw:text-box>
          <svg:title/>
          <svg:desc/>
        </draw:frame>
        <draw:frame draw:id="id117" presentation:style-name="a1144" draw:name="Content Placeholder 2" svg:x="0.91667in" svg:y="1.99653in" svg:width="11.5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Microsoft Teams</text:span></text:p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6" text:class-names="">Connect-MicrosoftTeams</text:span><text:span text:style-name="a1117" text:class-names=""><text:s text:c="1"/>(MicrosoftTeams)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p text:style-name="a1121" text:class-names="" text:cond-style-name=""><text:span text:style-name="a1120" text:class-names="">BasicAuth</text:span></text:p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list text:style-name="a1125">
                          <text:list-item>
                            <text:p text:style-name="a1124" text:class-names="" text:cond-style-name=""><text:span text:style-name="a1123" text:class-names="">-Credent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p text:style-name="a1127" text:class-names="" text:cond-style-name=""><text:span text:style-name="a1126" text:class-names="">ModernAuth</text:span></text:p>
                      </text:list-item>
                    </text:list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list text:style-name="a1131">
                          <text:list-item>
                            <text:p text:style-name="a1130" text:class-names="" text:cond-style-name=""><text:span text:style-name="a1129" text:class-names="">If no credentials are presented, a dialog will prompt for the credentials. This is required if the account is using multi-factor authenticatio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p text:style-name="a1133" text:class-names="" text:cond-style-name=""><text:span text:style-name="a1132" text:class-names="">Certificate-Based Authentication</text:span></text:p>
                      </text:list-item>
                    </text:list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list text:style-name="a1137">
                          <text:list-item>
                            <text:p text:style-name="a1136" text:class-names="" text:cond-style-name=""><text:span text:style-name="a1135" text:class-names="">-Application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list text:style-name="a1140">
                          <text:list-item>
                            <text:p text:style-name="a1139" text:class-names="" text:cond-style-name=""><text:span text:style-name="a1138" text:class-names="">-CertificateThumbpr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p text:style-name="a1142" text:class-names="" text:cond-style-name=""><text:span text:style-name="a1141" text:class-names="">-Tenant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152">
          <draw:page-thumbnail draw:page-number="11" svg:x="0.75in" svg:y="1.25in" svg:width="6in" svg:height="3.375in" presentation:class="page" draw:id="id118" presentation:style-name="a1145" draw:name="Slide Image Placeholder 1">
            <svg:title/>
            <svg:desc/>
          </draw:page-thumbnail>
          <draw:frame draw:id="id119" presentation:style-name="a1148" draw:name="Notes Placeholder 2" svg:x="0.75in" svg:y="4.8125in" svg:width="6in" svg:height="3.9375in" presentation:class="notes" presentation:placeholder="false">
            <draw:text-box>
              <text:p text:style-name="a1147" text:class-names="" text:cond-style-name=""><text:span text:style-name="a1146" text:class-names="">https://learn.microsoft.com/en-us/powershell/module/teams/connect-microsoftteams</text:span></text:p>
            </draw:text-box>
            <svg:title/>
            <svg:desc/>
          </draw:frame>
          <draw:frame draw:id="id120" draw:style-name="a1151" draw:name="Slide Number Placeholder 3" svg:x="4.24826in" svg:y="9.49826in" svg:width="3.25in" svg:height="0.50174in">
            <draw:text-box>
              <text:p text:style-name="a1150" text:class-names="" text:cond-style-name=""><text:span text:style-name="a11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153" draw:master-page-name="Master1-Layout2-obj-Title-and-Content" presentation:presentation-page-layout-name="Master1-PPL2" draw:id="Slide-267">
        <draw:frame draw:id="id121" presentation:style-name="a1156" draw:name="Title 1" svg:x="0.91667in" svg:y="0.39931in" svg:width="11.5in" svg:height="1.44965in" presentation:class="title" presentation:placeholder="false">
          <draw:text-box>
            <text:p text:style-name="a1155" text:class-names="" text:cond-style-name=""><text:span text:style-name="a1154" text:class-names="">M365Admin – Credential Parameters</text:span></text:p>
          </draw:text-box>
          <svg:title/>
          <svg:desc/>
        </draw:frame>
        <draw:frame draw:id="id122" presentation:style-name="a1203" draw:name="Content Placeholder 2" svg:x="0.91667in" svg:y="2.019in" svg:width="11.5in" svg:height="4.75868in" presentation:class="outline" presentation:placeholder="false">
          <draw:text-box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Connect-M365Admin</text:span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p text:style-name="a1161" text:class-names="" text:cond-style-name=""><text:span text:style-name="a1160" text:class-names="">BasicAuth</text:span></text:p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p text:style-name="a1164" text:class-names="" text:cond-style-name=""><text:span text:style-name="a1163" text:class-names="">-AdminCredent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list text:style-name="a1168">
                      <text:list-item>
                        <text:list text:style-name="a1168">
                          <text:list-item>
                            <text:list text:style-name="a1168">
                              <text:list-item>
                                <text:p text:style-name="a1167" text:class-names="" text:cond-style-name=""><text:span text:style-name="a1166" text:class-names="">o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list text:style-name="a1171">
                      <text:list-item>
                        <text:list text:style-name="a1171">
                          <text:list-item>
                            <text:p text:style-name="a1170" text:class-names="" text:cond-style-name=""><text:span text:style-name="a1169" text:class-names="">-AdminCredentialUser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list text:style-name="a1174">
                      <text:list-item>
                        <text:list text:style-name="a1174">
                          <text:list-item>
                            <text:p text:style-name="a1173" text:class-names="" text:cond-style-name=""><text:span text:style-name="a1172" text:class-names="">-AdminCredentialPasswordFilePa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list text:style-name="a1177">
                      <text:list-item>
                        <text:p text:style-name="a1176" text:class-names="" text:cond-style-name=""><text:span text:style-name="a1175" text:class-names="">ModernAuth</text:span></text:p>
                      </text:list-item>
                    </text:list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list text:style-name="a1181">
                          <text:list-item>
                            <text:p text:style-name="a1180" text:class-names="" text:cond-style-name=""><text:span text:style-name="a1178" text:class-names="">-AdminCredential<text:s text:c="1"/></text:span><text:span text:style-name="a1179" text:class-names="">(BasicAuth to ModernAut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list text:style-name="a1184">
                          <text:list-item>
                            <text:list text:style-name="a1184">
                              <text:list-item>
                                <text:p text:style-name="a1183" text:class-names="" text:cond-style-name=""><text:span text:style-name="a1182" text:class-names="">o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p text:style-name="a1186" text:class-names="" text:cond-style-name=""><text:span text:style-name="a1185" text:class-names="">-AdminCredentialUser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p text:style-name="a1189" text:class-names="" text:cond-style-name=""><text:span text:style-name="a1188" text:class-names="">Certificate-Based Authentication</text:span></text:p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list text:style-name="a1193">
                          <text:list-item>
                            <text:p text:style-name="a1192" text:class-names="" text:cond-style-name=""><text:span text:style-name="a1191" text:class-names="">-Application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list text:style-name="a1196">
                      <text:list-item>
                        <text:list text:style-name="a1196">
                          <text:list-item>
                            <text:p text:style-name="a1195" text:class-names="" text:cond-style-name=""><text:span text:style-name="a1194" text:class-names="">-CertificateThumbpr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list text:style-name="a1199">
                      <text:list-item>
                        <text:list text:style-name="a1199">
                          <text:list-item>
                            <text:p text:style-name="a1198" text:class-names="" text:cond-style-name=""><text:span text:style-name="a1197" text:class-names="">-Tena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</draw:text-box>
          <svg:title/>
          <svg:desc/>
        </draw:frame>
      </draw:page>
      <draw:page draw:name="Slide23" draw:style-name="a1204" draw:master-page-name="Master1-Layout2-obj-Title-and-Content" presentation:presentation-page-layout-name="Master1-PPL2" draw:id="Slide-278">
        <draw:frame draw:id="id123" presentation:style-name="a1207" draw:name="Title 1" svg:x="0.91667in" svg:y="0.39931in" svg:width="11.5in" svg:height="1.44965in" presentation:class="title" presentation:placeholder="false">
          <draw:text-box>
            <text:p text:style-name="a1206" text:class-names="" text:cond-style-name=""><text:span text:style-name="a1205" text:class-names="">M365Admin – Connect Parameters</text:span></text:p>
          </draw:text-box>
          <svg:title/>
          <svg:desc/>
        </draw:frame>
        <draw:frame draw:id="id124" presentation:style-name="a1239" draw:name="Content Placeholder 2" svg:x="0.91667in" svg:y="1.99653in" svg:width="11.5in" svg:height="4.75868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08" text:class-names="">All of</text:span><text:span text:style-name="a1209" text:class-names=""><text:s text:c="1"/>the Connect parameters are based upon the M365 workload module’s<text:s text:c="1"/></text:span><text:span text:style-name="a1210" text:class-names="">Connect-*</text:span><text:span text:style-name="a1211" text:class-names=""><text:s text:c="1"/>commands so they are easy to discover:</text:span></text:p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4" text:class-names="">-ConnectAzAccount<text:s text:c="1"/></text:span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-ConnectExchangeOnline<text:s text:c="1"/>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0" text:class-names="">-ConnectExchangeServer<text:s text:c="1"/></text:span><text:span text:style-name="a1221" text:class-names="">(derived)</text:span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-ConnectIPPSSession<text:s text:c="1"/>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-ConnectMgGraph<text:s text:c="1"/>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-ConnectMicrosoftTeams<text:s text:c="1"/>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-ConnectSPOService<text:s text:c="1"/></text:span></text:p>
                  </text:list-item>
                </text:list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Only M365 modules referenced are required to be installed.</text:span></text:p>
              </text:list-item>
            </text:list>
          </draw:text-box>
          <svg:title/>
          <svg:desc/>
        </draw:frame>
      </draw:page>
      <draw:page draw:name="Slide15" draw:style-name="a1240" draw:master-page-name="Master1-Layout2-obj-Title-and-Content" presentation:presentation-page-layout-name="Master1-PPL2" draw:id="Slide-270">
        <draw:frame draw:id="id125" presentation:style-name="a1245" draw:name="Title 1" svg:x="0.91667in" svg:y="0.39931in" svg:width="11.5in" svg:height="1.44965in" presentation:class="title" presentation:placeholder="false">
          <draw:text-box>
            <text:p text:style-name="a1244" text:class-names="" text:cond-style-name=""><text:span text:style-name="a1241" text:class-names="">M365Admin –<text:s text:c="1"/></text:span><text:span text:style-name="a1242" text:class-names="">Disconnect-M365Admin</text:span><text:span text:style-name="a1243" text:class-names=""/></text:p>
          </draw:text-box>
          <svg:title/>
          <svg:desc/>
        </draw:frame>
        <draw:frame draw:id="id126" presentation:style-name="a1263" draw:name="Content Placeholder 2" svg:x="1.04026in" svg:y="2.06394in" svg:width="11.5in" svg:height="4.75868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6" text:class-names="">Disconnect-M365Admin</text:span></text:p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49" text:class-names="">If none of the<text:s text:c="1"/></text:span><text:span text:style-name="a1250" text:class-names="">-Disconnect*</text:span><text:span text:style-name="a1251" text:class-names=""><text:s text:c="1"/>parameters are specified (default), then all detected M365 services (workloads) will be implicitly disconnected.</text:span></text:p>
                  </text:list-item>
                </text:list>
              </text:list-item>
            </text:list>
            <text:list text:style-name="a1257">
              <text:list-item>
                <text:p text:style-name="a1256" text:class-names="" text:cond-style-name=""><text:span text:style-name="a1254" text:class-names="">Disconnect-M365Admin -DisconnectExchangeOnline</text:span><text:span text:style-name="a1255" text:class-names=""/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58" text:class-names="">If any of the<text:s text:c="1"/></text:span><text:span text:style-name="a1259" text:class-names="">-Disconnect*</text:span><text:span text:style-name="a1260" text:class-names=""><text:s text:c="1"/>parameters are specified, then only those specified will be explicitly disconnected, and the remaining connections are retained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264" draw:master-page-name="Master1-Layout2-obj-Title-and-Content" presentation:presentation-page-layout-name="Master1-PPL2" draw:id="Slide-279">
        <draw:frame draw:id="id127" presentation:style-name="a1267" draw:name="Title 1" svg:x="0.91667in" svg:y="0.39931in" svg:width="11.5in" svg:height="1.44965in" presentation:class="title" presentation:placeholder="false">
          <draw:text-box>
            <text:p text:style-name="a1266" text:class-names="" text:cond-style-name=""><text:span text:style-name="a1265" text:class-names="">M365Admin – Multiple Admin Accounts</text:span></text:p>
          </draw:text-box>
          <svg:title/>
          <svg:desc/>
        </draw:frame>
        <draw:frame draw:id="id128" presentation:style-name="a1294" draw:name="Content Placeholder 2" svg:x="1.02903in" svg:y="2.03024in" svg:width="11.5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Connect-M365Admin does not prevent connecting to different services with different administrator account credentials.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Must use separate calls for each unique administrator account:</text:span></text:p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4" text:class-names="">$adminCredential = Get-Credential -UserName OnPremAdmin@domain.com -Message 'Enter your admin credentials.'</text:span></text:p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Connect-M365Admin -AdminCredential $AdminCredential -ConnectExchangeServer<text:s text:c="1"/>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0" text:class-names="">Connect-M365Admin -AdminCredentialUserName CloudAdmin@domain.com -ConnectExchangeOnline<text:s text:c="1"/></text:span><text:span text:style-name="a1281" text:class-names=""/></text:p>
                  </text:list-item>
                </text:list>
              </text:list-item>
            </text:list>
            <text:list text:style-name="a1287">
              <text:list-item>
                <text:p text:style-name="a1286" text:class-names="" text:cond-style-name=""><text:span text:style-name="a1284" text:class-names="">Disconnect-M365Admin</text:span><text:span text:style-name="a1285" text:class-names=""><text:s text:c="1"/>will disconnect all workloads it detects as connected regardless of what admin account was used. 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Accommodating multiple administrator accounts with multiple sets of ParameterSets can make your calling script more complicated. 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</draw:page>
      <draw:page draw:name="Slide16" draw:style-name="a1295" draw:master-page-name="Master1-Layout2-obj-Title-and-Content" presentation:presentation-page-layout-name="Master1-PPL2" draw:id="Slide-271">
        <draw:frame draw:id="id129" presentation:style-name="a1300" draw:name="Title 1" svg:x="0.91667in" svg:y="0.39931in" svg:width="11.5in" svg:height="1.44965in" presentation:class="title" presentation:placeholder="false">
          <draw:text-box>
            <text:p text:style-name="a1299" text:class-names="" text:cond-style-name=""><text:span text:style-name="a1296" text:class-names="">M365Admin –<text:line-break/></text:span><text:span text:style-name="a1297" text:class-names="">New-SecureCredentialPasswordFile</text:span><text:span text:style-name="a1298" text:class-names=""/></text:p>
          </draw:text-box>
          <svg:title/>
          <svg:desc/>
        </draw:frame>
        <draw:frame draw:id="id130" presentation:style-name="a1341" draw:name="Content Placeholder 2" svg:x="1.02903in" svg:y="2.03024in" svg:width="11.5in" svg:height="4.75868in" presentation:class="outline" presentation:placeholder="false">
          <draw:text-box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>This interactive cmdlet prompts and then writes a password to a secured (encrypted) text file.</text:span></text:p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4" text:class-names=""/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7" text:class-names="">SecureString is encoded with default Data Protection API (DPAPI) with a DataProtectionScope of<text:s text:c="1"/></text:span><text:span text:style-name="a1308" text:class-names="">CurrentUser and LocalMachine<text:s text:c="1"/></text:span><text:span text:style-name="a1309" text:class-names="">security tokens. <text:s text:c="1"/>The secured text file can only be decrypted by the original user on that workstation. <text:s text:c="1"/>The file is useless to anyone else, or on any other workstation. <text:s text:c="1"/>Not dependent on nor effected by the original user’s subsequent password changes. <text:s text:c="1"/>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12" text:class-names=""/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Alternatively use something as simple as the following: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Read-Host -AsSecureString "Securely enter password" |<text:s text:c="1"/>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<text:tab/>ConvertFrom-SecureString |<text:s text:c="1"/>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><text:tab/>Out-File -FilePath '.\SecureCredentialPassword.txt'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/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30" text:class-names="">Techniques that export a PSCredential object to XML exposes the username in clear text. <text:s text:c="1"/></text:span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Get-Credential | Export-Clixml –Path '.\SecureCredentialPassword.xml'</text:span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p text:style-name="a1339" text:class-names="" text:cond-style-name=""><text:span text:style-name="a1336" text:class-names="">…&lt;S N="UserName"&gt;</text:span><text:span text:style-name="a1337" text:class-names="">Admin@domain.com</text:span><text:span text:style-name="a1338" text:class-names="">&lt;/S&gt;…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49">
          <draw:page-thumbnail draw:page-number="16" svg:x="0.75in" svg:y="1.25in" svg:width="6in" svg:height="3.375in" presentation:class="page" draw:id="id131" presentation:style-name="a1342" draw:name="Slide Image Placeholder 1">
            <svg:title/>
            <svg:desc/>
          </draw:page-thumbnail>
          <draw:frame draw:id="id132" presentation:style-name="a1345" draw:name="Notes Placeholder 2" svg:x="0.75in" svg:y="4.8125in" svg:width="6in" svg:height="3.9375in" presentation:class="notes" presentation:placeholder="false">
            <draw:text-box>
              <text:p text:style-name="a1344" text:class-names="" text:cond-style-name=""><text:span text:style-name="a1343" text:class-names="">https://learn.microsoft.com/en-us/dotnet/api/system.security.cryptography.dpapidataprotector.scope</text:span></text:p>
            </draw:text-box>
            <svg:title/>
            <svg:desc/>
          </draw:frame>
          <draw:frame draw:id="id133" draw:style-name="a1348" draw:name="Slide Number Placeholder 3" svg:x="4.24826in" svg:y="9.49826in" svg:width="3.25in" svg:height="0.50174in">
            <draw:text-box>
              <text:p text:style-name="a1347" text:class-names="" text:cond-style-name=""><text:span text:style-name="a13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350" draw:master-page-name="Master1-Layout2-obj-Title-and-Content" presentation:presentation-page-layout-name="Master1-PPL2" draw:id="Slide-269">
        <draw:frame draw:id="id134" presentation:style-name="a1353" draw:name="Title 1" svg:x="0.91667in" svg:y="0.39931in" svg:width="11.5in" svg:height="1.44965in" presentation:class="title" presentation:placeholder="false">
          <draw:text-box>
            <text:p text:style-name="a1352" text:class-names="" text:cond-style-name=""><text:span text:style-name="a1351" text:class-names="">M365Admin – Other Features</text:span></text:p>
          </draw:text-box>
          <svg:title/>
          <svg:desc/>
        </draw:frame>
        <draw:frame draw:id="id135" presentation:style-name="a1390" draw:name="Content Placeholder 2" svg:x="1.02903in" svg:y="2.03024in" svg:width="11.5in" svg:height="4.75868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4" text:class-names="">-AdminCredentialUserName</text:span><text:span text:style-name="a1355" text:class-names=""><text:s text:c="1"/></text:span><text:span text:style-name="a1356" text:class-names="">value of ‘.’ (period) gets current user’s UserPrincipleName to slightly hamper exfiltration. 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Enforces deprecation of TLS 1.1 and older in current session.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2" text:class-names="">Can automatically find on-premises Exchange mailbox management admin servers. Will randomly select if none specified. Use<text:s text:c="1"/></text:span><text:span text:style-name="a1363" text:class-names="">-Verbose</text:span><text:span text:style-name="a1364" text:class-names=""><text:s text:c="1"/></text:span><text:span text:style-name="a1365" text:class-names="">to see list.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68" text:class-names="">Exchange Management Shell commands use ‘</text:span><text:span text:style-name="a1369" text:class-names="">Exch</text:span><text:span text:style-name="a1370" text:class-names="">’ prefix. 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Template PowerShell script provided to demonstrate how to include this module in other PowerShell scripts - what to insert in the Parameter and Begin script blocks.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Additionally utility functions provided:</text:span></text:p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Convert DistinguishedName to/from CanonicalName.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Active Directory enumeration support for Exchange recipient objects.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5" text:class-names="">Generic and comprehensive OutFile name builder:<text:s text:c="1"/></text:span><text:span text:style-name="a1386" text:class-names="">New-OutFilePathBase</text:span><text:span text:style-name="a1387" text:class-names="">. <text:s text:c="1"/>You only need to provide the file’s extension.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391" draw:master-page-name="Master1-Layout2-obj-Title-and-Content" presentation:presentation-page-layout-name="Master1-PPL2" draw:id="Slide-268">
        <draw:frame draw:id="id136" presentation:style-name="a1394" draw:name="Title 1" svg:x="0.91667in" svg:y="0.39931in" svg:width="11.5in" svg:height="1.44965in" presentation:class="title" presentation:placeholder="false">
          <draw:text-box>
            <text:p text:style-name="a1393" text:class-names="" text:cond-style-name=""><text:span text:style-name="a1392" text:class-names="">M365Admin – Examples</text:span></text:p>
          </draw:text-box>
          <svg:title/>
          <svg:desc/>
        </draw:frame>
        <draw:frame draw:id="id137" presentation:style-name="a1437" draw:name="Content Placeholder 2" svg:x="1.02903in" svg:y="2.03024in" svg:width="11.5in" svg:height="4.75868in" presentation:class="outline" presentation:placeholder="false">
          <draw:text-box>
            <text:list text:style-name="a1397">
              <text:list-item>
                <text:p text:style-name="a1396" text:class-names="" text:cond-style-name=""><text:span text:style-name="a1395" text:class-names="">$adminCredential = Get-Credential -UserName Admin@domain.com -Message 'Enter your admin credentials.'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Connect-M365Admin -AdminCredential $adminCredential -ConnectExchangeOnline<text:s text:c="1"/>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$adminCredential = Get-Credential -UserName Admin@domain.com -Message 'Enter your admin credentials.'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Connect-M365Admin -AdminCredential $adminCredential -ConnectExchangeServer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$adminCredential = Get-Credential -UserName Admin@domain.com -Message 'Enter your admin credentials.'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Connect-M365Admin -AdminCredential $adminCredential -ConnectExchangeOnline -ConnectExchangeServer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/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Connect-M365Admin -AdminCredentialUserName Admin@domain.com -ConnectExchangeOnline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Connect-M365Admin -AdminCredentialUserName Admin@domain.com -AdminCredentialPasswordFilePath '.\SecureCredentialPassword.txt' -ConnectExchangeServer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Connect-M365Admin -AdminCredentialUserName Admin@domain.com -AdminCredentialPasswordFilePath '.\SecureCredentialPassword.txt' -ConnectExchangeOnline -ConnectExchangeServer</text:span></text:p>
              </text:list-item>
            </text:list>
          </draw:text-box>
          <svg:title/>
          <svg:desc/>
        </draw:frame>
      </draw:page>
      <draw:page draw:name="Slide18" draw:style-name="a1438" draw:master-page-name="Master1-Layout2-obj-Title-and-Content" presentation:presentation-page-layout-name="Master1-PPL2" draw:id="Slide-273">
        <draw:frame draw:id="id138" presentation:style-name="a1443" draw:name="Title 1" svg:x="0.91667in" svg:y="0.39931in" svg:width="11.5in" svg:height="1.44965in" presentation:class="title" presentation:placeholder="false">
          <draw:text-box>
            <text:p text:style-name="a1442" text:class-names="" text:cond-style-name=""><text:span text:style-name="a1439" text:class-names="">M365Admin –<text:s text:c="1"/></text:span><text:span text:style-name="a1440" text:class-names="">-ConnectExchangeServer -Verbose<text:s text:c="1"/></text:span><text:span text:style-name="a1441" text:class-names=""/></text:p>
          </draw:text-box>
          <svg:title/>
          <svg:desc/>
        </draw:frame>
        <draw:frame draw:id="id139" presentation:style-name="a1479" draw:name="Content Placeholder 2" svg:x="1.04026in" svg:y="2.03024in" svg:width="11.5in" svg:height="4.7586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4" text:class-names="">&gt;<text:s text:c="1"/></text:span><text:span text:style-name="a1445" text:class-names="">$adminCredential = Get-Credential -UserName Admin@contoso.com -Message 'Enter your admin credentials.'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8" text:class-names="">&gt;<text:s text:c="1"/></text:span><text:span text:style-name="a1449" text:class-names="">Connect-M365Admin -AdminCredential $adminCredential -ConnectExchangeServer -Verbose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VERBOSE: $MyInvocation.MyCommand.Name Begin: 'Connect-M365Admin'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VERBOSE: <text:s text:c="1"/>$scriptStartTime: '2023-12-31T08:00:00'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VERBOSE: 12/31/23 08:00:01 Available on-premises Exchange mailbox management admin servers: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'Exch01.DomainA.contoso.com Exch02.DomainA.contoso.com Exch03.DomainA.contoso.com'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12/31/23 08:00:09 Connecting to on-premises Exchange mailbox management admin server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12/31/23 08:00:09 <text:s text:c="4"/>'Exch02.DomainA.contoso.com' as user with BasicAuth using 'Exch' as a command prefix.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VERBOSE: $MyInvocation.MyCommand.Name End: 'Connect-M365Admin'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VERBOSE: <text:s text:c="1"/>$scriptEndTime: '2023-12-31T08:00:10'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VERBOSE: <text:s text:c="1"/>$scriptElapsedTime: '00:00:10.4830753'</text:span></text:p>
              </text:list-item>
            </text:list>
          </draw:text-box>
          <svg:title/>
          <svg:desc/>
        </draw:frame>
      </draw:page>
      <draw:page draw:name="Slide21" draw:style-name="a1480" draw:master-page-name="Master1-Layout2-obj-Title-and-Content" presentation:presentation-page-layout-name="Master1-PPL2" draw:id="Slide-276">
        <draw:frame draw:id="id140" presentation:style-name="a1485" draw:name="Title 1" svg:x="0.91667in" svg:y="0.39931in" svg:width="11.5in" svg:height="1.44965in" presentation:class="title" presentation:placeholder="false">
          <draw:text-box>
            <text:p text:style-name="a1484" text:class-names="" text:cond-style-name=""><text:span text:style-name="a1481" text:class-names="">M365Admin –<text:s text:c="1"/></text:span><text:span text:style-name="a1482" text:class-names="">-ConnectExchangeServer -ExchangeServerFqdn</text:span><text:span text:style-name="a1483" text:class-names=""/></text:p>
          </draw:text-box>
          <svg:title/>
          <svg:desc/>
        </draw:frame>
        <draw:frame draw:id="id141" presentation:style-name="a1513" draw:name="Content Placeholder 2" svg:x="1.04026in" svg:y="2.03024in" svg:width="11.5in" svg:height="4.75868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6" text:class-names="">&gt;<text:s text:c="1"/></text:span><text:span text:style-name="a1487" text:class-names="">$adminCredential = Get-Credential -UserName Admin@contoso.com -Message 'Enter your admin credentials.'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0" text:class-names="">&gt;<text:s text:c="1"/></text:span><text:span text:style-name="a1491" text:class-names="">Connect-M365Admin -AdminCredential $adminCredential -ConnectExchangeServer –ExchangeServerFqdn Exch01.DomainA.contoso.com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12/31/23 08:00:09 Connecting to on-premises Exchange mailbox management admin server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12/31/23 08:00:09 <text:s text:c="4"/>'Exch01.DomainA.contoso.com' as user with BasicAuth using 'Exch' as a command prefix.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…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3" text:class-names="">&gt;<text:s text:c="1"/></text:span><text:span text:style-name="a1504" text:class-names="">Disconnect-M365Admin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12/31/23 16:59:59 Disconnecting from on-premises Exchange server.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17" draw:style-name="a1514" draw:master-page-name="Master1-Layout2-obj-Title-and-Content" presentation:presentation-page-layout-name="Master1-PPL2" draw:id="Slide-272">
        <draw:frame draw:id="id142" presentation:style-name="a1520" draw:name="Title 1" svg:x="0.91667in" svg:y="0.39931in" svg:width="11.5in" svg:height="1.44965in" presentation:class="title" presentation:placeholder="false">
          <draw:text-box>
            <text:p text:style-name="a1519" text:class-names="" text:cond-style-name=""><text:span text:style-name="a1515" text:class-names="">M365Admin –<text:s text:c="1"/></text:span><text:span text:style-name="a1516" text:class-names="">-ConnectExchangeOnline<text:s text:c="1"/></text:span><text:span text:style-name="a1517" text:class-names="">(BasicAuth to ModernAuth)</text:span><text:span text:style-name="a1518" text:class-names=""/></text:p>
          </draw:text-box>
          <svg:title/>
          <svg:desc/>
        </draw:frame>
        <draw:frame draw:id="id143" presentation:style-name="a1551" draw:name="Content Placeholder 2" svg:x="1.04026in" svg:y="2.03024in" svg:width="11.5in" svg:height="4.75868in" presentation:class="outline" presentation:placeholder="false">
          <draw:text-box>
            <text:list text:style-name="a1524">
              <text:list-item>
                <text:p text:style-name="a1523" text:class-names="" text:cond-style-name=""><text:span text:style-name="a1521" text:class-names="">&gt;<text:s text:c="1"/></text:span><text:span text:style-name="a1522" text:class-names="">$adminCredential = Get-Credential -UserName Admin@contoso.com -Message 'Enter your admin credentials.'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5" text:class-names="">&gt;<text:s text:c="1"/></text:span><text:span text:style-name="a1526" text:class-names="">Connect-M365Admin -AdminCredential $adminCredential -ConnectExchangeOnline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12/31/23 08:00:00 ServicePointManager's SecurityProtocol(s) enabled was: Ssl3, Tls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12/31/23 08:00:00 ServicePointManager's SecurityProtocol(s) enabled is: Tls12, Tls13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12/31/23 08:00:01 Connecting to ExchangeOnline as user with BasicAuth to ModernAuth.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tab/>[Azure AD credential challenge pop-up]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…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4" text:class-names="">&gt;<text:s text:c="1"/></text:span><text:span text:style-name="a1545" text:class-names="">Disconnect-M365Admin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12/31/23 16:59:59 Disconnecting from Exchange Online.</text:span></text:p>
              </text:list-item>
            </text:list>
          </draw:text-box>
          <svg:title/>
          <svg:desc/>
        </draw:frame>
      </draw:page>
      <draw:page draw:name="Slide19" draw:style-name="a1552" draw:master-page-name="Master1-Layout2-obj-Title-and-Content" presentation:presentation-page-layout-name="Master1-PPL2" draw:id="Slide-274">
        <draw:frame draw:id="id144" presentation:style-name="a1557" draw:name="Title 1" svg:x="0.91667in" svg:y="0.39931in" svg:width="11.5in" svg:height="1.44965in" presentation:class="title" presentation:placeholder="false">
          <draw:text-box>
            <text:p text:style-name="a1556" text:class-names="" text:cond-style-name=""><text:span text:style-name="a1553" text:class-names="">M365Admin –<text:s text:c="1"/></text:span><text:span text:style-name="a1554" text:class-names="">-ConnectExchangeOnline &amp; -ConnectExchangeServer</text:span><text:span text:style-name="a1555" text:class-names=""/></text:p>
          </draw:text-box>
          <svg:title/>
          <svg:desc/>
        </draw:frame>
        <draw:frame draw:id="id145" presentation:style-name="a1591" draw:name="Content Placeholder 2" svg:x="1.04026in" svg:y="2.03024in" svg:width="11.5in" svg:height="4.75868in" presentation:class="outline" presentation:placeholder="false">
          <draw:text-box>
            <text:list text:style-name="a1561">
              <text:list-item>
                <text:p text:style-name="a1560" text:class-names="" text:cond-style-name=""><text:span text:style-name="a1558" text:class-names="">&gt;<text:s text:c="1"/></text:span><text:span text:style-name="a1559" text:class-names="">$adminCredential = Get-Credential -UserName Admin@contoso.com -Message 'Enter your admin credentials.'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2" text:class-names="">&gt;<text:s text:c="1"/></text:span><text:span text:style-name="a1563" text:class-names="">Connect-M365Admin -AdminCredential $adminCredential –ConnectExchangeOnline –ConnectExchangeServer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12/31/23 08:00:01 Connecting to ExchangeOnline as user with BasicAuth to ModernAuth.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<text:tab/>[Azure AD credential challenge pop-up]<text:s text:c="1"/>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12/31/23 08:00:02 Connecting to on-premises Exchange mailbox management admin server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12/31/23 08:00:02 'Exch03.DomainA.contoso.com' as user with BasicAuth using 'Exch' as a command prefix.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…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1" text:class-names="">&gt;<text:s text:c="1"/></text:span><text:span text:style-name="a1582" text:class-names="">Disconnect-M365Admin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12/31/23 16:59:59 Disconnecting from Exchange Online.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>12/31/23 16:59:59 Disconnecting from on-premises Exchange server.<text:s text:c="1"/></text:span></text:p>
              </text:list-item>
            </text:list>
          </draw:text-box>
          <svg:title/>
          <svg:desc/>
        </draw:frame>
      </draw:page>
      <draw:page draw:name="Slide20" draw:style-name="a1592" draw:master-page-name="Master1-Layout2-obj-Title-and-Content" presentation:presentation-page-layout-name="Master1-PPL2" draw:id="Slide-275">
        <draw:frame draw:id="id146" presentation:style-name="a1597" draw:name="Title 1" svg:x="0.91667in" svg:y="0.39931in" svg:width="11.5in" svg:height="1.44965in" presentation:class="title" presentation:placeholder="false">
          <draw:text-box>
            <text:p text:style-name="a1596" text:class-names="" text:cond-style-name=""><text:span text:style-name="a1593" text:class-names="">M365Admin –<text:s text:c="1"/></text:span><text:span text:style-name="a1594" text:class-names="">-ConnectAzAccount &amp; <text:line-break/>-ConnectExchangeOnline</text:span><text:span text:style-name="a1595" text:class-names=""/></text:p>
          </draw:text-box>
          <svg:title/>
          <svg:desc/>
        </draw:frame>
        <draw:frame draw:id="id147" presentation:style-name="a1629" draw:name="Content Placeholder 2" svg:x="1.04026in" svg:y="2.03024in" svg:width="11.5in" svg:height="4.75868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598" text:class-names="">&gt;<text:s text:c="1"/></text:span><text:span text:style-name="a1599" text:class-names="">Connect-M365Admin -AdminCredentialUserName<text:s text:c="1"/></text:span><text:span text:style-name="a1600" text:class-names=""><text:a xlink:href="mailto:Admin@contoso.com" text:style-name="" text:visited-style-name="">Admin@contoso.com</text:a></text:span><text:span text:style-name="a1601" text:class-names=""><text:s text:c="1"/>-ConnectAzAccount -ConnectExchangeOnline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>12/31/23 08:00:01 Connecting to AzAccount as user with ModernAuth.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<text:tab/>[Azure AD credential challenge pop-up]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12/31/23 08:00:01 Connecting to ExchangeOnline as user with ModernAuth.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<text:tab/>[Azure AD credential challenge pop-up flickers]<text:s text:c="1"/>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…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19" text:class-names="">&gt;<text:s text:c="1"/></text:span><text:span text:style-name="a1620" text:class-names="">Disconnect-M365Admin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12/31/23 16:59:59 Disconnecting from AzAccount.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12/31/23 16:59:59 Disconnecting from Exchange Online.<text:s text:c="1"/></text:span></text:p>
              </text:list-item>
            </text:list>
          </draw:text-box>
          <svg:title/>
          <svg:desc/>
        </draw:frame>
      </draw:page>
      <draw:page draw:name="Slide22" draw:style-name="a1630" draw:master-page-name="Master1-Layout2-obj-Title-and-Content" presentation:presentation-page-layout-name="Master1-PPL2" draw:id="Slide-277">
        <draw:frame draw:id="id148" presentation:style-name="a1635" draw:name="Title 1" svg:x="0.91667in" svg:y="0.39931in" svg:width="11.5in" svg:height="1.44965in" presentation:class="title" presentation:placeholder="false">
          <draw:text-box>
            <text:p text:style-name="a1634" text:class-names="" text:cond-style-name=""><text:span text:style-name="a1631" text:class-names="">M365Admin –<text:s text:c="1"/></text:span><text:span text:style-name="a1632" text:class-names="">Where</text:span><text:span text:style-name="a1633" text:class-names=""/></text:p>
          </draw:text-box>
          <svg:title/>
          <svg:desc/>
        </draw:frame>
        <draw:frame draw:id="id149" presentation:style-name="a1643" draw:name="Content Placeholder 2" svg:x="1.02903in" svg:y="2.03024in" svg:width="11.5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6" text:class-names=""><text:a xlink:href="https://github.com/TerryED0618/M365Admin" text:style-name="" text:visited-style-name="">GitHub - TerryED0618/M365Admin: PowerShell module that connects to M365 services</text:a></text:span><text:span text:style-name="a1637" text:class-names=""/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https://github.com/TerryED0618/M365Admi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Shell module M365Admin</dc:title>
    <meta:initial-creator>Terry E Dow</meta:initial-creator>
    <dc:creator>Terry E Dow</dc:creator>
    <meta:creation-date>2023-04-10T22:12:50Z</meta:creation-date>
    <dc:date>2023-04-10T22:20:01Z</dc:date>
    <meta:editing-cycles>1</meta:editing-cycles>
    <meta:editing-duration>PT430S</meta:editing-duration>
    <meta:document-statistic meta:paragraph-count="238" meta:word-count="2002"/>
  </office:meta>
</office:document-meta>
</file>